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5 - 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5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2 - 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0 - 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0 - 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4 - 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2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3 - 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4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1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6 - 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1 - 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6 - 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3 - 2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22:14:10.844847566</meta:creation-date>
    <dc:date>2020-07-14T22:14:30.718926495</dc:date>
    <meta:editing-duration>PT20S</meta:editing-duration>
    <meta:editing-cycles>1</meta:editing-cycles>
    <meta:document-statistic meta:table-count="1" meta:cell-count="432" meta:object-count="0"/>
    <meta:generator>LibreOffice/5.1.6.2$Linux_X86_64 LibreOffice_project/10m0$Build-2</meta:generator>
  </office:meta>
</office:document-meta>
</file>